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717f" officeooo:paragraph-rsid="0009717f"/>
    </style:style>
    <style:style style:name="P2" style:family="paragraph" style:parent-style-name="Standard">
      <style:text-properties officeooo:rsid="000ad482" officeooo:paragraph-rsid="000ad482"/>
    </style:style>
    <style:style style:name="P3" style:family="paragraph" style:parent-style-name="Standard">
      <style:text-properties officeooo:rsid="000d5d40" officeooo:paragraph-rsid="000d5d40"/>
    </style:style>
    <style:style style:name="P4" style:family="paragraph" style:parent-style-name="Standard">
      <style:text-properties officeooo:rsid="0010cd9e" officeooo:paragraph-rsid="0010cd9e"/>
    </style:style>
    <style:style style:name="P5" style:family="paragraph" style:parent-style-name="Standard">
      <style:text-properties officeooo:rsid="0012a60c" officeooo:paragraph-rsid="0012a60c"/>
    </style:style>
    <style:style style:name="P6" style:family="paragraph" style:parent-style-name="Standard">
      <style:text-properties officeooo:rsid="001372cc" officeooo:paragraph-rsid="001372cc"/>
    </style:style>
    <style:style style:name="P7" style:family="paragraph" style:parent-style-name="Standard">
      <style:text-properties officeooo:rsid="0013811d" officeooo:paragraph-rsid="0013811d"/>
    </style:style>
    <style:style style:name="T1" style:family="text">
      <style:text-properties officeooo:rsid="000eef42"/>
    </style:style>
    <style:style style:name="T2" style:family="text">
      <style:text-properties officeooo:rsid="00140686"/>
    </style:style>
    <style:style style:name="T3" style:family="text">
      <style:text-properties officeooo:rsid="001556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orerst Angular Einarbeitung durch Webanwendung Übung</text:p>
      <text:p text:style-name="P1"/>
      <text:p text:style-name="P1">Zuerst Prototype Entwicklung</text:p>
      <text:p text:style-name="P1"/>
      <text:p text:style-name="P1">Da die Datei Handhabung nur auf Client Seite geschehene soll</text:p>
      <text:p text:style-name="P1">wird die HTML5 File API genutzt</text:p>
      <text:p text:style-name="P1">(und kein fetch oder xmlhttprequest)</text:p>
      <text:p text:style-name="P1"/>
      <text:p text:style-name="P3">res = res.concat.apply([], res) <text:span text:style-name="T1">erklären</text:span></text:p>
      <text:p text:style-name="P3"/>
      <text:p text:style-name="P4">Nur angewendete Headline bleiben für die Session erhalten</text:p>
      <text:p text:style-name="P5">erst anwenden um neue Headlines zu verwenden <text:span text:style-name="T3">bzw überhaupt</text:span></text:p>
      <text:p text:style-name="P5"/>
      <text:p text:style-name="P6">Carriage Return und Line Feed Support</text:p>
      <text:p text:style-name="P7">End of Line (\r\n) hilft nicht:</text:p>
      <text:p text:style-name="P7">Abfragen was vorhanden ist auch nicht möglich, da includes funktion für beide gleich</text:p>
      <text:p text:style-name="P7">einzeln Zuerst cr und dann line feed <text:span text:style-name="T2">(Reihenfolge wichtig)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42M19S</meta:editing-duration>
    <meta:editing-cycles>14</meta:editing-cycles>
    <meta:generator>LibreOffice/5.0.6.3$Windows_x86 LibreOffice_project/490fc03b25318460cfc54456516ea2519c11d1aa</meta:generator>
    <dc:date>2018-04-18T18:36:12.196000000</dc:date>
    <meta:document-statistic meta:table-count="0" meta:image-count="0" meta:object-count="0" meta:page-count="1" meta:paragraph-count="12" meta:word-count="86" meta:character-count="573" meta:non-whitespace-character-count="499"/>
    <meta:user-defined meta:name="Info 1"/>
    <meta:user-defined meta:name="Info 2"/>
    <meta:user-defined meta:name="Info 3"/>
    <meta:user-defined meta:name="Info 4"/>
  </office:meta>
</office:document-meta>
</file>